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RIVERA HERRERA, IVAN EDUAR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4430350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57521243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RIVERA HERRERA, IVAN EDUARD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443035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0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02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9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9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ASM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6/08/2021</text:p>
          </table:table-cell>
          <table:table-cell table:style-name="Tabla2.A3" office:value-type="string">
            <text:p text:style-name="P22">24623469</text:p>
          </table:table-cell>
          <table:table-cell table:style-name="Tabla2.D3" office:value-type="string">
            <text:p text:style-name="P23">9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6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23:30:47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